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printHelp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getBench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getWorking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setBenchmarker( Benchmarker bench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river.setOptions( Benchmark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Driver( Benchmarker benchmarker , Benchmark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.Driver( File workingDir ,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river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river.setWorkingDir( File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